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</text:span></text:h>
      <text:h text:style-name="Default"><text:s text:c="1"/>2<text:s text:c="2"/><text:span text:style-name="style2">//<text:s text:c="4"/>Flex — пространственная вектор-функция абсолютного скалярного аргумента</text:span></text:h>
      <text:h text:style-name="Default"><text:s text:c="1"/>3<text:s text:c="2"/><text:span text:style-name="style2">//<text:s text:c="9"/>= параметрическое построение неразрывного трехмерного контура/кривой</text:span></text:h>
      <text:h text:style-name="Default"><text:s text:c="1"/>4<text:s text:c="2"/><text:span text:style-name="style2">//<text:s text:c="9"/># отслеживание векторных величин в зависимости от шага во времени</text:span></text:h>
      <text:h text:style-name="Default"><text:s text:c="1"/>5<text:s text:c="2"/><text:span text:style-name="style2">//<text:s text:c="9"/>k&gt;=0 є { 0÷len-1 } — положительные индексы с прямым отсчётом P[k]</text:span></text:h>
      <text:h text:style-name="Default"><text:s text:c="1"/>6<text:s text:c="2"/><text:span text:style-name="style2">//<text:s text:c="9"/>k&lt;0<text:s text:c="2"/>є { len+k÷0 } — отрицательные ≡ обратный отсчёт<text:s text:c="2"/>P[len-k]</text:span></text:h>
      <text:h text:style-name="Default"><text:s text:c="1"/>7<text:s text:c="2"/><text:span text:style-name="style2">//</text:span></text:h>
      <text:h text:style-name="Default"><text:s text:c="1"/>8<text:s text:c="2"/><text:span text:style-name="style9">#include "Aurora.h"</text:span></text:h>
      <text:h text:style-name="Default"><text:s text:c="1"/>9<text:s text:c="2"/><text:s text:c="8"/><text:span text:style-name="style11">Flex</text:span><text:span text:style-name="style10">:: </text:span><text:span text:style-name="style11">Flex</text:span><text:span text:style-name="style10">(): </text:span><text:span text:style-name="style11">len</text:span><text:span text:style-name="style10">( </text:span><text:span text:style-name="style4">0 </text:span><text:span text:style-name="style10">),</text:span><text:span text:style-name="style11">P</text:span><text:span text:style-name="style10">( </text:span><text:span text:style-name="style11">NULL </text:span><text:span text:style-name="style10">){}</text:span></text:h>
      <text:h text:style-name="Default">10<text:s text:c="2"/><text:s text:c="8"/><text:span text:style-name="style11">Flex</text:span><text:span text:style-name="style10">::~</text:span><text:span text:style-name="style11">Flex</text:span><text:span text:style-name="style10">(){ </text:span><text:span text:style-name="style5">if</text:span><text:span text:style-name="style10">( </text:span><text:span text:style-name="style11">len </text:span><text:span text:style-name="style10">){ </text:span><text:span text:style-name="style11">Allocate</text:span><text:span text:style-name="style10">( </text:span><text:span text:style-name="style4">0</text:span><text:span text:style-name="style10">,</text:span><text:span text:style-name="style11">P </text:span><text:span text:style-name="style10">); </text:span><text:span text:style-name="style11">len</text:span><text:span text:style-name="style10">=</text:span><text:span text:style-name="style4">0</text:span><text:span text:style-name="style10">; </text:span><text:span text:style-name="style11">P</text:span><text:span text:style-name="style10">=</text:span><text:span text:style-name="style11">NULL</text:span><text:span text:style-name="style10">; } }</text:span></text:h>
      <text:h text:style-name="Default">11<text:s text:c="2"/><text:span text:style-name="style5">Vector</text:span><text:span text:style-name="style10">&amp; </text:span><text:span text:style-name="style11">Flex</text:span><text:span text:style-name="style10">:: </text:span><text:span text:style-name="style5">operator</text:span><text:span text:style-name="style10">[]( </text:span><text:span text:style-name="style5">int </text:span><text:span text:style-name="style11">k </text:span><text:span text:style-name="style10">){ </text:span><text:span text:style-name="style5">return </text:span><text:span text:style-name="style11">P</text:span><text:span text:style-name="style10">[</text:span><text:span text:style-name="style16">minmax</text:span><text:span text:style-name="style10">(</text:span><text:span text:style-name="style4">0</text:span><text:span text:style-name="style10">,</text:span><text:span text:style-name="style11">k</text:span><text:span text:style-name="style10">&gt;=</text:span><text:span text:style-name="style4">0</text:span><text:span text:style-name="style10">?</text:span><text:span text:style-name="style11">k</text:span><text:span text:style-name="style10">:</text:span><text:span text:style-name="style11">k</text:span><text:span text:style-name="style10">+</text:span><text:span text:style-name="style11">len</text:span><text:span text:style-name="style10">,</text:span><text:span text:style-name="style11">len</text:span><text:span text:style-name="style10">-</text:span><text:span text:style-name="style4">1</text:span><text:span text:style-name="style10">)]; } </text:span><text:span text:style-name="style2">// выборка внутренней точки [k]</text:span></text:h>
      <text:h text:style-name="Default">12<text:s text:c="2"/><text:span text:style-name="style5">Vector</text:span><text:span text:style-name="style10">&amp; </text:span><text:span text:style-name="style11">Flex</text:span><text:span text:style-name="style10">::</text:span><text:span text:style-name="style11">Insert</text:span><text:span text:style-name="style10">( </text:span><text:span text:style-name="style5">int </text:span><text:span text:style-name="style11">k </text:span><text:span text:style-name="style10">)<text:s text:c="19"/></text:span><text:span text:style-name="style2">// вставка точки по индексу [k]</text:span></text:h>
      <text:h text:style-name="Default">13<text:s text:c="2"/><text:span text:style-name="style10">{ </text:span><text:span text:style-name="style5">int </text:span><text:span text:style-name="style11">l</text:span><text:span text:style-name="style10">=</text:span><text:span text:style-name="style11">isAlloc</text:span><text:span text:style-name="style10">( (</text:span><text:span text:style-name="style5">void</text:span><text:span text:style-name="style10">*)</text:span><text:span text:style-name="style11">P </text:span><text:span text:style-name="style10">)/</text:span><text:span text:style-name="style5">sizeof</text:span><text:span text:style-name="style10">( </text:span><text:span text:style-name="style5">Vector </text:span><text:span text:style-name="style10">);<text:s text:c="3"/></text:span><text:span text:style-name="style2">//= длина внутри памяти массива</text:span></text:h>
      <text:h text:style-name="Default">14<text:s text:c="2"/><text:s text:c="6"/><text:span text:style-name="style11">k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k</text:span><text:span text:style-name="style10">,</text:span><text:span text:style-name="style11">len </text:span><text:span text:style-name="style10">); ++</text:span><text:span text:style-name="style11">len</text:span><text:span text:style-name="style10">;<text:s text:c="15"/></text:span><text:span text:style-name="style2">//<text:s text:c="2"/>от нуля до следующей ячейки</text:span></text:h>
      <text:h text:style-name="Default">15<text:s text:c="2"/><text:s text:c="2"/><text:span text:style-name="style5">if</text:span><text:span text:style-name="style10">( </text:span><text:span text:style-name="style11">l</text:span><text:span text:style-name="style10">&lt;=</text:span><text:span text:style-name="style11">len </text:span><text:span text:style-name="style10">)</text:span><text:span text:style-name="style11">P</text:span><text:span text:style-name="style10">=(</text:span><text:span text:style-name="style5">Vector</text:span><text:span text:style-name="style10">*)</text:span><text:span text:style-name="style11">Allocate</text:span><text:span text:style-name="style10">( (</text:span><text:span text:style-name="style11">len</text:span><text:span text:style-name="style10">+</text:span><text:span text:style-name="style4">120</text:span><text:span text:style-name="style10">)*</text:span><text:span text:style-name="style5">sizeof</text:span><text:span text:style-name="style10">(</text:span><text:span text:style-name="style5">Vector</text:span><text:span text:style-name="style10">),</text:span><text:span text:style-name="style11">P </text:span><text:span text:style-name="style10">);<text:s text:c="10"/></text:span><text:span text:style-name="style2">//+48</text:span></text:h>
      <text:h text:style-name="Default">16<text:s text:c="2"/><text:s text:c="2"/><text:span text:style-name="style5">for</text:span><text:span text:style-name="style10">( </text:span><text:span text:style-name="style11">l</text:span><text:span text:style-name="style10">=</text:span><text:span text:style-name="style11">len</text:span><text:span text:style-name="style10">-</text:span><text:span text:style-name="style4">1</text:span><text:span text:style-name="style10">; </text:span><text:span text:style-name="style11">l</text:span><text:span text:style-name="style10">&gt;</text:span><text:span text:style-name="style11">k</text:span><text:span text:style-name="style10">; </text:span><text:span text:style-name="style11">l</text:span><text:span text:style-name="style10">-- )</text:span><text:span text:style-name="style11">P</text:span><text:span text:style-name="style10">[</text:span><text:span text:style-name="style11">l</text:span><text:span text:style-name="style10">]=</text:span><text:span text:style-name="style11">P</text:span><text:span text:style-name="style10">[</text:span><text:span text:style-name="style11">l</text:span><text:span text:style-name="style10">-</text:span><text:span text:style-name="style4">1</text:span><text:span text:style-name="style10">]; </text:span><text:span text:style-name="style5">return </text:span><text:span text:style-name="style11">P</text:span><text:span text:style-name="style10">[</text:span><text:span text:style-name="style11">k</text:span><text:span text:style-name="style10">];</text:span></text:h>
      <text:h text:style-name="Default">17<text:s text:c="2"/><text:span text:style-name="style10">}<text:s text:c="33"/></text:span><text:span text:style-name="style2">// одна точка вытаскивается и векторного ряда</text:span></text:h>
      <text:h text:style-name="Default">18<text:s text:c="2"/><text:span text:style-name="style5">void </text:span><text:span text:style-name="style11">Flex</text:span><text:span text:style-name="style10">::</text:span><text:span text:style-name="style11">Delete</text:span><text:span text:style-name="style10">( </text:span><text:span text:style-name="style5">int </text:span><text:span text:style-name="style11">k </text:span><text:span text:style-name="style10">)<text:s text:c="8"/></text:span><text:span text:style-name="style2">// без укорочения числового массива в памяти</text:span></text:h>
      <text:h text:style-name="Default">19<text:s text:c="2"/><text:s text:c="3"/><text:span text:style-name="style10">{ </text:span><text:span text:style-name="style5">if</text:span><text:span text:style-name="style10">( </text:span><text:span text:style-name="style11">k</text:span><text:span text:style-name="style10">&gt;=</text:span><text:span text:style-name="style4">0 </text:span><text:span text:style-name="style10">&amp;&amp; </text:span><text:span text:style-name="style11">k</text:span><text:span text:style-name="style10">&lt;</text:span><text:span text:style-name="style11">len </text:span><text:span text:style-name="style10">)</text:span><text:span text:style-name="style5">for</text:span><text:span text:style-name="style10">( --</text:span><text:span text:style-name="style11">len</text:span><text:span text:style-name="style10">; </text:span><text:span text:style-name="style11">k</text:span><text:span text:style-name="style10">&lt;</text:span><text:span text:style-name="style11">len</text:span><text:span text:style-name="style10">; </text:span><text:span text:style-name="style11">k</text:span><text:span text:style-name="style10">++ )</text:span><text:span text:style-name="style11">P</text:span><text:span text:style-name="style10">[</text:span><text:span text:style-name="style11">k</text:span><text:span text:style-name="style10">]=</text:span><text:span text:style-name="style11">P</text:span><text:span text:style-name="style10">[</text:span><text:span text:style-name="style11">k</text:span><text:span text:style-name="style10">+</text:span><text:span text:style-name="style4">1</text:span><text:span text:style-name="style10">];</text:span></text:h>
      <text:h text:style-name="Default">20<text:s text:c="2"/><text:s text:c="3"/><text:span text:style-name="style10">}</text:span></text:h>
      <text:h text:style-name="Default">21<text:s text:c="2"/><text:span text:style-name="style5">Vector</text:span><text:span text:style-name="style10">&amp; </text:span><text:span text:style-name="style11">Flex</text:span><text:span text:style-name="style10">::</text:span><text:span text:style-name="style5">operator</text:span><text:span text:style-name="style10">+=(</text:span><text:span text:style-name="style11">_Vector R</text:span><text:span text:style-name="style10">){ </text:span><text:span text:style-name="style5">return </text:span><text:span text:style-name="style11">Insert</text:span><text:span text:style-name="style10">(</text:span><text:span text:style-name="style11">len</text:span><text:span text:style-name="style10">)=</text:span><text:span text:style-name="style11">R</text:span><text:span text:style-name="style10">;} </text:span><text:span text:style-name="style2">// оконечный вектор</text:span></text:h>
      <text:h text:style-name="Default">22<text:s text:c="2"/><text:span text:style-name="style5">Vector</text:span><text:span text:style-name="style10">&amp; </text:span><text:span text:style-name="style11">Flex</text:span><text:span text:style-name="style10">::</text:span><text:span text:style-name="style5">operator</text:span><text:span text:style-name="style10">/=(</text:span><text:span text:style-name="style11">_Vector R</text:span><text:span text:style-name="style10">){ </text:span><text:span text:style-name="style5">return </text:span><text:span text:style-name="style11">Insert</text:span><text:span text:style-name="style10">(</text:span><text:span text:style-name="style4">0</text:span><text:span text:style-name="style10">)=</text:span><text:span text:style-name="style11">R</text:span><text:span text:style-name="style10">;} </text:span><text:span text:style-name="style2">// замещение в начале</text:span></text:h>
      <text:h text:style-name="Default">23<text:s text:c="2"/></text:h>
      <text:h text:style-name="Default">24<text:s text:c="2"/><text:span text:style-name="style5">Real </text:span><text:span text:style-name="style11">e5</text:span><text:span text:style-name="style10">( </text:span><text:span text:style-name="style11">_Real R </text:span><text:span text:style-name="style10">){ </text:span><text:span text:style-name="style5">return </text:span><text:span text:style-name="style11">round</text:span><text:span text:style-name="style10">( </text:span><text:span text:style-name="style11">R</text:span><text:span text:style-name="style10">*</text:span><text:span text:style-name="style4">1e5 </text:span><text:span text:style-name="style10">)/</text:span><text:span text:style-name="style4">1e5</text:span><text:span text:style-name="style10">; }</text:span></text:h>
      <text:h text:style-name="Default">25<text:s text:c="2"/><text:span text:style-name="style5">Vector </text:span><text:span text:style-name="style11">e5</text:span><text:span text:style-name="style10">( </text:span><text:span text:style-name="style5">Vector </text:span><text:span text:style-name="style11">W </text:span><text:span text:style-name="style10">)<text:s text:c="8"/></text:span><text:span text:style-name="style2">// округление записи для точных сравнений 0.01 мм</text:span></text:h>
      <text:h text:style-name="Default">26<text:s text:c="2"/><text:span text:style-name="style10">{ </text:span><text:span text:style-name="style11">W</text:span><text:span text:style-name="style10">.</text:span><text:span text:style-name="style11">x</text:span><text:span text:style-name="style10">=</text:span><text:span text:style-name="style11">e5</text:span><text:span text:style-name="style10">( </text:span><text:span text:style-name="style11">W</text:span><text:span text:style-name="style10">.</text:span><text:span text:style-name="style11">x </text:span><text:span text:style-name="style10">);</text:span></text:h>
      <text:h text:style-name="Default">27<text:s text:c="2"/><text:s text:c="2"/><text:span text:style-name="style11">W</text:span><text:span text:style-name="style10">.</text:span><text:span text:style-name="style11">y</text:span><text:span text:style-name="style10">=</text:span><text:span text:style-name="style11">e5</text:span><text:span text:style-name="style10">( </text:span><text:span text:style-name="style11">W</text:span><text:span text:style-name="style10">.</text:span><text:span text:style-name="style11">y </text:span><text:span text:style-name="style10">); </text:span><text:span text:style-name="style2">//W.y&lt;=eps?0.0:e5( W.y );</text:span></text:h>
      <text:h text:style-name="Default">28<text:s text:c="2"/><text:s text:c="2"/><text:span text:style-name="style11">W</text:span><text:span text:style-name="style10">.</text:span><text:span text:style-name="style11">z</text:span><text:span text:style-name="style10">=</text:span><text:span text:style-name="style11">e5</text:span><text:span text:style-name="style10">( </text:span><text:span text:style-name="style11">W</text:span><text:span text:style-name="style10">.</text:span><text:span text:style-name="style11">z </text:span><text:span text:style-name="style10">); </text:span><text:span text:style-name="style5">return </text:span><text:span text:style-name="style11">W</text:span><text:span text:style-name="style10">;</text:span></text:h>
      <text:h text:style-name="Default">29<text:s text:c="2"/><text:span text:style-name="style10">}</text:span></text:h>
      <text:h text:style-name="Default">30<text:s text:c="2"/><text:span text:style-name="style9">#if 0<text:s text:c="33"/></text:span><text:span text:style-name="style15">/// -- временно<text:s text:c="2"/>исключено</text:span></text:h>
      <text:h text:style-name="Default">31<text:s text:c="2"/><text:span text:style-name="style69">operator </text:span><text:span text:style-name="style75">Flex</text:span><text:span text:style-name="style74">::</text:span><text:span text:style-name="style69">Vector</text:span><text:span text:style-name="style74">*(){ </text:span><text:span text:style-name="style69">return </text:span><text:span text:style-name="style75">P</text:span><text:span text:style-name="style74">; } </text:span><text:span text:style-name="style66">// адресный доступ ко всему вектору точек</text:span></text:h>
      <text:h text:style-name="Default">32<text:s text:c="2"/><text:span text:style-name="style69">Vector </text:span><text:span text:style-name="style75">Flex</text:span><text:span text:style-name="style74">::</text:span><text:span text:style-name="style75">Get</text:span><text:span text:style-name="style74">( </text:span><text:span text:style-name="style69">int </text:span><text:span text:style-name="style75">k </text:span><text:span text:style-name="style74">)<text:s text:c="9"/></text:span><text:span text:style-name="style66">// выборка с изъятием из существующего списка</text:span></text:h>
      <text:h text:style-name="Default">33<text:s text:c="2"/><text:span text:style-name="style74">{ </text:span><text:span text:style-name="style69">Vector </text:span><text:span text:style-name="style75">Q</text:span><text:span text:style-name="style74">; </text:span><text:span text:style-name="style69">if</text:span><text:span text:style-name="style74">( </text:span><text:span text:style-name="style75">len</text:span><text:span text:style-name="style74">&lt;=</text:span><text:span text:style-name="style68">0 </text:span><text:span text:style-name="style74">)</text:span><text:span text:style-name="style75">Q</text:span><text:span text:style-name="style74">=</text:span><text:span text:style-name="style68">0.0</text:span><text:span text:style-name="style74">; </text:span><text:span text:style-name="style69">else<text:s text:c="3"/></text:span><text:span text:style-name="style66">// в пустой последовательности нет данных</text:span></text:h>
      <text:h text:style-name="Default">34<text:s text:c="2"/><text:s text:c="2"/><text:span text:style-name="style74">{ </text:span><text:span text:style-name="style75">Q</text:span><text:span text:style-name="style74">=</text:span><text:span text:style-name="style75">P</text:span><text:span text:style-name="style74">[</text:span><text:span text:style-name="style75">k</text:span><text:span text:style-name="style74">=</text:span><text:span text:style-name="style80">minmax</text:span><text:span text:style-name="style74">(</text:span><text:span text:style-name="style68">0</text:span><text:span text:style-name="style74">,</text:span><text:span text:style-name="style75">k</text:span><text:span text:style-name="style74">,--</text:span><text:span text:style-name="style75">len</text:span><text:span text:style-name="style74">)]; </text:span><text:span text:style-name="style69">while</text:span><text:span text:style-name="style74">(++</text:span><text:span text:style-name="style75">k</text:span><text:span text:style-name="style74">&lt;=</text:span><text:span text:style-name="style75">len</text:span><text:span text:style-name="style74">)</text:span><text:span text:style-name="style75">P</text:span><text:span text:style-name="style74">[</text:span><text:span text:style-name="style75">k</text:span><text:span text:style-name="style74">-</text:span><text:span text:style-name="style68">1</text:span><text:span text:style-name="style74">]=</text:span><text:span text:style-name="style75">P</text:span><text:span text:style-name="style74">[</text:span><text:span text:style-name="style75">k</text:span><text:span text:style-name="style74">]; } </text:span><text:span text:style-name="style69">return </text:span><text:span text:style-name="style75">Q</text:span><text:span text:style-name="style74">;</text:span></text:h>
      <text:h text:style-name="Default">35<text:s text:c="2"/><text:span text:style-name="style74">}</text:span></text:h>
      <text:h text:style-name="Default">36<text:s text:c="2"/><text:span text:style-name="style69">Vector </text:span><text:span text:style-name="style75">Flex</text:span><text:span text:style-name="style74">::</text:span><text:span text:style-name="style69">operator</text:span><text:span text:style-name="style74">()( </text:span><text:span text:style-name="style69">Real </text:span><text:span text:style-name="style75">arg </text:span><text:span text:style-name="style74">)<text:s text:c="11"/>+++ </text:span><text:span text:style-name="style75">необходима проверка на len</text:span><text:span text:style-name="style74">==</text:span><text:span text:style-name="style68">0</text:span></text:h>
      <text:h text:style-name="Default">37<text:s text:c="2"/><text:s text:c="2"/><text:span text:style-name="style74">{ </text:span><text:span text:style-name="style69">if</text:span><text:span text:style-name="style74">( </text:span><text:span text:style-name="style75">arg</text:span><text:span text:style-name="style74">&lt;</text:span><text:span text:style-name="style68">0.0 </text:span><text:span text:style-name="style74">)</text:span><text:span text:style-name="style69">return </text:span><text:span text:style-name="style74">*</text:span><text:span text:style-name="style75">P</text:span><text:span text:style-name="style74">; </text:span><text:span text:style-name="style69">else<text:s text:c="17"/></text:span><text:span text:style-name="style66">// аргумент: 0.0&lt;=A&lt;=1.0</text:span></text:h>
      <text:h text:style-name="Default">38<text:s text:c="2"/><text:s text:c="4"/><text:span text:style-name="style69">if</text:span><text:span text:style-name="style74">( </text:span><text:span text:style-name="style75">arg</text:span><text:span text:style-name="style74">&gt;</text:span><text:span text:style-name="style68">1.0 </text:span><text:span text:style-name="style74">)</text:span><text:span text:style-name="style69">return </text:span><text:span text:style-name="style74">*(</text:span><text:span text:style-name="style75">P</text:span><text:span text:style-name="style74">+(</text:span><text:span text:style-name="style75">len</text:span><text:span text:style-name="style74">-</text:span><text:span text:style-name="style68">1</text:span><text:span text:style-name="style74">)); </text:span><text:span text:style-name="style69">else<text:s text:c="7"/></text:span><text:span text:style-name="style66">// в обход индексного контроля</text:span></text:h>
      <text:h text:style-name="Default">39<text:s text:c="2"/><text:s text:c="4"/><text:span text:style-name="style74">{ </text:span><text:span text:style-name="style69">int </text:span><text:span text:style-name="style75">k</text:span><text:span text:style-name="style74">=</text:span><text:span text:style-name="style80">minmax</text:span><text:span text:style-name="style74">( </text:span><text:span text:style-name="style68">0</text:span><text:span text:style-name="style74">,</text:span><text:span text:style-name="style69">int</text:span><text:span text:style-name="style74">(</text:span><text:span text:style-name="style75">arg</text:span><text:span text:style-name="style74">*=</text:span><text:span text:style-name="style75">len</text:span><text:span text:style-name="style74">-</text:span><text:span text:style-name="style68">1</text:span><text:span text:style-name="style74">),</text:span><text:span text:style-name="style75">len</text:span><text:span text:style-name="style74">-</text:span><text:span text:style-name="style68">2 </text:span><text:span text:style-name="style74">);<text:s text:c="3"/></text:span><text:span text:style-name="style66">// * интервальный отсчёт</text:span></text:h>
      <text:h text:style-name="Default">40<text:s text:c="2"/><text:s text:c="6"/><text:span text:style-name="style69">Vector </text:span><text:span text:style-name="style74">*</text:span><text:span text:style-name="style75">R</text:span><text:span text:style-name="style74">=</text:span><text:span text:style-name="style75">P</text:span><text:span text:style-name="style74">+</text:span><text:span text:style-name="style75">k</text:span><text:span text:style-name="style74">; </text:span><text:span text:style-name="style69">return </text:span><text:span text:style-name="style75">R</text:span><text:span text:style-name="style74">[</text:span><text:span text:style-name="style68">0</text:span><text:span text:style-name="style74">]+(</text:span><text:span text:style-name="style75">R</text:span><text:span text:style-name="style74">[</text:span><text:span text:style-name="style68">1</text:span><text:span text:style-name="style74">]-</text:span><text:span text:style-name="style75">R</text:span><text:span text:style-name="style74">[</text:span><text:span text:style-name="style68">0</text:span><text:span text:style-name="style74">])*(</text:span><text:span text:style-name="style75">arg</text:span><text:span text:style-name="style74">-</text:span><text:span text:style-name="style75">k</text:span><text:span text:style-name="style74">);<text:s text:c="2"/></text:span><text:span text:style-name="style66">// линейная интерполяция</text:span></text:h>
      <text:h text:style-name="Default">41<text:s text:c="2"/><text:s text:c="4"/><text:span text:style-name="style74">}<text:s text:c="27"/></text:span><text:span text:style-name="style66">// последовательность в трехмерном пространстве</text:span></text:h>
      <text:h text:style-name="Default">42<text:s text:c="2"/><text:s text:c="2"/><text:span text:style-name="style74">}</text:span></text:h>
      <text:h text:style-name="Default">43<text:s text:c="2"/><text:span text:style-name="style79">//!<text:s text:c="4"/>Параболическая интерполяция (второго порядка) по трём точкам (варианты)</text:span></text:h>
      <text:h text:style-name="Default">44<text:s text:c="2"/><text:span text:style-name="style66">//</text:span></text:h>
      <text:h text:style-name="Default">45<text:s text:c="2"/><text:span text:style-name="style69">inline Vector </text:span><text:span text:style-name="style75">x_Value</text:span><text:span text:style-name="style74">( </text:span><text:span text:style-name="style75">_Vector A</text:span><text:span text:style-name="style74">, </text:span><text:span text:style-name="style75">_Vector B</text:span><text:span text:style-name="style74">, </text:span><text:span text:style-name="style75">_Vector C</text:span><text:span text:style-name="style74">, </text:span><text:span text:style-name="style75">_Real x </text:span><text:span text:style-name="style74">)</text:span></text:h>
      <text:h text:style-name="Default">46<text:s text:c="2"/><text:span text:style-name="style74">{ </text:span><text:span text:style-name="style69">Real </text:span><text:span text:style-name="style75">a</text:span><text:span text:style-name="style74">=</text:span><text:span text:style-name="style75">x</text:span><text:span text:style-name="style74">-</text:span><text:span text:style-name="style75">A</text:span><text:span text:style-name="style74">.</text:span><text:span text:style-name="style75">x</text:span><text:span text:style-name="style74">,</text:span><text:span text:style-name="style75">b</text:span><text:span text:style-name="style74">=</text:span><text:span text:style-name="style75">x</text:span><text:span text:style-name="style74">-</text:span><text:span text:style-name="style75">B</text:span><text:span text:style-name="style74">.</text:span><text:span text:style-name="style75">x</text:span><text:span text:style-name="style74">,</text:span><text:span text:style-name="style75">c</text:span><text:span text:style-name="style74">=</text:span><text:span text:style-name="style75">x</text:span><text:span text:style-name="style74">-</text:span><text:span text:style-name="style75">C</text:span><text:span text:style-name="style74">.</text:span><text:span text:style-name="style75">x</text:span><text:span text:style-name="style74">,</text:span><text:span text:style-name="style75">ab</text:span><text:span text:style-name="style74">=</text:span><text:span text:style-name="style75">A</text:span><text:span text:style-name="style74">.</text:span><text:span text:style-name="style75">x</text:span><text:span text:style-name="style74">-</text:span><text:span text:style-name="style75">B</text:span><text:span text:style-name="style74">.</text:span><text:span text:style-name="style75">x</text:span><text:span text:style-name="style74">,</text:span><text:span text:style-name="style75">bc</text:span><text:span text:style-name="style74">=</text:span><text:span text:style-name="style75">B</text:span><text:span text:style-name="style74">.</text:span><text:span text:style-name="style75">x</text:span><text:span text:style-name="style74">-</text:span><text:span text:style-name="style75">C</text:span><text:span text:style-name="style74">.</text:span><text:span text:style-name="style75">x</text:span><text:span text:style-name="style74">,</text:span><text:span text:style-name="style75">ac</text:span><text:span text:style-name="style74">=</text:span><text:span text:style-name="style75">A</text:span><text:span text:style-name="style74">.</text:span><text:span text:style-name="style75">x</text:span><text:span text:style-name="style74">-</text:span><text:span text:style-name="style75">C</text:span><text:span text:style-name="style74">.</text:span><text:span text:style-name="style75">x</text:span><text:span text:style-name="style74">;</text:span></text:h>
      <text:h text:style-name="Default">47<text:s text:c="2"/><text:s text:c="7"/><text:span text:style-name="style69">return </text:span><text:span text:style-name="style75">A</text:span><text:span text:style-name="style74">*(</text:span><text:span text:style-name="style75">b</text:span><text:span text:style-name="style74">*</text:span><text:span text:style-name="style75">c</text:span><text:span text:style-name="style74">/</text:span><text:span text:style-name="style75">ab</text:span><text:span text:style-name="style74">/</text:span><text:span text:style-name="style75">ac</text:span><text:span text:style-name="style74">) - </text:span><text:span text:style-name="style75">B</text:span><text:span text:style-name="style74">*(</text:span><text:span text:style-name="style75">a</text:span><text:span text:style-name="style74">*</text:span><text:span text:style-name="style75">c</text:span><text:span text:style-name="style74">/</text:span><text:span text:style-name="style75">ab</text:span><text:span text:style-name="style74">/</text:span><text:span text:style-name="style75">bc</text:span><text:span text:style-name="style74">) + </text:span><text:span text:style-name="style75">C</text:span><text:span text:style-name="style74">*(</text:span><text:span text:style-name="style75">a</text:span><text:span text:style-name="style74">*</text:span><text:span text:style-name="style75">b</text:span><text:span text:style-name="style74">/</text:span><text:span text:style-name="style75">ac</text:span><text:span text:style-name="style74">/</text:span><text:span text:style-name="style75">bc</text:span><text:span text:style-name="style74">);</text:span></text:h>
      <text:h text:style-name="Default">48<text:s text:c="2"/><text:span text:style-name="style74">}</text:span></text:h>
      <text:h text:style-name="Default">49<text:s text:c="2"/><text:span text:style-name="style69">inline Vector </text:span><text:span text:style-name="style75">y_Value</text:span><text:span text:style-name="style74">( </text:span><text:span text:style-name="style75">_Vector A</text:span><text:span text:style-name="style74">, </text:span><text:span text:style-name="style75">_Vector B</text:span><text:span text:style-name="style74">, </text:span><text:span text:style-name="style75">_Vector C</text:span><text:span text:style-name="style74">, </text:span><text:span text:style-name="style75">_Real y </text:span><text:span text:style-name="style74">)</text:span></text:h>
      <text:h text:style-name="Default">50<text:s text:c="2"/><text:span text:style-name="style74">{ </text:span><text:span text:style-name="style69">Real </text:span><text:span text:style-name="style75">a</text:span><text:span text:style-name="style74">=</text:span><text:span text:style-name="style75">y</text:span><text:span text:style-name="style74">-</text:span><text:span text:style-name="style75">A</text:span><text:span text:style-name="style74">.</text:span><text:span text:style-name="style75">y</text:span><text:span text:style-name="style74">,</text:span><text:span text:style-name="style75">b</text:span><text:span text:style-name="style74">=</text:span><text:span text:style-name="style75">y</text:span><text:span text:style-name="style74">-</text:span><text:span text:style-name="style75">B</text:span><text:span text:style-name="style74">.</text:span><text:span text:style-name="style75">y</text:span><text:span text:style-name="style74">,</text:span><text:span text:style-name="style75">c</text:span><text:span text:style-name="style74">=</text:span><text:span text:style-name="style75">y</text:span><text:span text:style-name="style74">-</text:span><text:span text:style-name="style75">C</text:span><text:span text:style-name="style74">.</text:span><text:span text:style-name="style75">y</text:span><text:span text:style-name="style74">,</text:span><text:span text:style-name="style75">ab</text:span><text:span text:style-name="style74">=</text:span><text:span text:style-name="style75">A</text:span><text:span text:style-name="style74">.</text:span><text:span text:style-name="style75">y</text:span><text:span text:style-name="style74">-</text:span><text:span text:style-name="style75">B</text:span><text:span text:style-name="style74">.</text:span><text:span text:style-name="style75">y</text:span><text:span text:style-name="style74">,</text:span><text:span text:style-name="style75">bc</text:span><text:span text:style-name="style74">=</text:span><text:span text:style-name="style75">B</text:span><text:span text:style-name="style74">.</text:span><text:span text:style-name="style75">y</text:span><text:span text:style-name="style74">-</text:span><text:span text:style-name="style75">C</text:span><text:span text:style-name="style74">.</text:span><text:span text:style-name="style75">y</text:span><text:span text:style-name="style74">,</text:span><text:span text:style-name="style75">ac</text:span><text:span text:style-name="style74">=</text:span><text:span text:style-name="style75">A</text:span><text:span text:style-name="style74">.</text:span><text:span text:style-name="style75">y</text:span><text:span text:style-name="style74">-</text:span><text:span text:style-name="style75">C</text:span><text:span text:style-name="style74">.</text:span><text:span text:style-name="style75">y</text:span><text:span text:style-name="style74">;</text:span></text:h>
      <text:h text:style-name="Default">51<text:s text:c="2"/><text:s text:c="7"/><text:span text:style-name="style69">return </text:span><text:span text:style-name="style75">A</text:span><text:span text:style-name="style74">*(</text:span><text:span text:style-name="style75">b</text:span><text:span text:style-name="style74">*</text:span><text:span text:style-name="style75">c</text:span><text:span text:style-name="style74">/</text:span><text:span text:style-name="style75">ab</text:span><text:span text:style-name="style74">/</text:span><text:span text:style-name="style75">ac</text:span><text:span text:style-name="style74">) - </text:span><text:span text:style-name="style75">B</text:span><text:span text:style-name="style74">*(</text:span><text:span text:style-name="style75">a</text:span><text:span text:style-name="style74">*</text:span><text:span text:style-name="style75">c</text:span><text:span text:style-name="style74">/</text:span><text:span text:style-name="style75">ab</text:span><text:span text:style-name="style74">/</text:span><text:span text:style-name="style75">bc</text:span><text:span text:style-name="style74">) + </text:span><text:span text:style-name="style75">C</text:span><text:span text:style-name="style74">*(</text:span><text:span text:style-name="style75">a</text:span><text:span text:style-name="style74">*</text:span><text:span text:style-name="style75">b</text:span><text:span text:style-name="style74">/</text:span><text:span text:style-name="style75">ac</text:span><text:span text:style-name="style74">/</text:span><text:span text:style-name="style75">bc</text:span><text:span text:style-name="style74">);</text:span></text:h>
      <text:h text:style-name="Default">52<text:s text:c="2"/><text:span text:style-name="style74">} </text:span><text:span text:style-name="style66">//#else</text:span></text:h>
      <text:h text:style-name="Default">53<text:s text:c="2"/><text:span text:style-name="style69">inline Vector </text:span><text:span text:style-name="style75">x_Value</text:span><text:span text:style-name="style74">( </text:span><text:span text:style-name="style75">_Vector a</text:span><text:span text:style-name="style74">, </text:span><text:span text:style-name="style75">_Vector b</text:span><text:span text:style-name="style74">, </text:span><text:span text:style-name="style75">_Vector c</text:span><text:span text:style-name="style74">, </text:span><text:span text:style-name="style75">_Real x </text:span><text:span text:style-name="style74">)</text:span></text:h>
      <text:h text:style-name="Default">54<text:s text:c="2"/><text:span text:style-name="style74">{ </text:span><text:span text:style-name="style69">Vector </text:span><text:span text:style-name="style75">ba</text:span><text:span text:style-name="style74">=(</text:span><text:span text:style-name="style75">b</text:span><text:span text:style-name="style74">-</text:span><text:span text:style-name="style75">a</text:span><text:span text:style-name="style74">)/(</text:span><text:span text:style-name="style75">b</text:span><text:span text:style-name="style74">.</text:span><text:span text:style-name="style75">x</text:span><text:span text:style-name="style74">-</text:span><text:span text:style-name="style75">a</text:span><text:span text:style-name="style74">.</text:span><text:span text:style-name="style75">x</text:span><text:span text:style-name="style74">),</text:span><text:span text:style-name="style75">cb</text:span><text:span text:style-name="style74">=(</text:span><text:span text:style-name="style75">c</text:span><text:span text:style-name="style74">-</text:span><text:span text:style-name="style75">b</text:span><text:span text:style-name="style74">)/(</text:span><text:span text:style-name="style75">c</text:span><text:span text:style-name="style74">.</text:span><text:span text:style-name="style75">x</text:span><text:span text:style-name="style74">-</text:span><text:span text:style-name="style75">b</text:span><text:span text:style-name="style74">.</text:span><text:span text:style-name="style75">x</text:span><text:span text:style-name="style74">);</text:span></text:h>
      <text:h text:style-name="Default">55<text:s text:c="2"/><text:s text:c="7"/><text:span text:style-name="style69">return </text:span><text:span text:style-name="style75">a </text:span><text:span text:style-name="style74">+ </text:span><text:span text:style-name="style75">ba</text:span><text:span text:style-name="style74">*(</text:span><text:span text:style-name="style75">x</text:span><text:span text:style-name="style74">-</text:span><text:span text:style-name="style75">a</text:span><text:span text:style-name="style74">.</text:span><text:span text:style-name="style75">x</text:span><text:span text:style-name="style74">) + (</text:span><text:span text:style-name="style75">cb</text:span><text:span text:style-name="style74">-</text:span><text:span text:style-name="style75">ba</text:span><text:span text:style-name="style74">)*((</text:span><text:span text:style-name="style75">x</text:span><text:span text:style-name="style74">-</text:span><text:span text:style-name="style75">a</text:span><text:span text:style-name="style74">.</text:span><text:span text:style-name="style75">x</text:span><text:span text:style-name="style74">)*(</text:span><text:span text:style-name="style75">x</text:span><text:span text:style-name="style74">-</text:span><text:span text:style-name="style75">b</text:span><text:span text:style-name="style74">.</text:span><text:span text:style-name="style75">x</text:span><text:span text:style-name="style74">)/(</text:span><text:span text:style-name="style75">c</text:span><text:span text:style-name="style74">.</text:span><text:span text:style-name="style75">x</text:span><text:span text:style-name="style74">-</text:span><text:span text:style-name="style75">a</text:span><text:span text:style-name="style74">.</text:span><text:span text:style-name="style75">x</text:span><text:span text:style-name="style74">)); }</text:span></text:h>
      <text:h text:style-name="Default">56<text:s text:c="2"/><text:span text:style-name="style69">inline Vector </text:span><text:span text:style-name="style75">y_Value</text:span><text:span text:style-name="style74">( </text:span><text:span text:style-name="style75">_Vector a</text:span><text:span text:style-name="style74">, </text:span><text:span text:style-name="style75">_Vector b</text:span><text:span text:style-name="style74">, </text:span><text:span text:style-name="style75">_Vector c</text:span><text:span text:style-name="style74">, </text:span><text:span text:style-name="style75">_Real y </text:span><text:span text:style-name="style74">)</text:span></text:h>
      <text:h text:style-name="Default">57<text:s text:c="2"/><text:span text:style-name="style74">{ </text:span><text:span text:style-name="style69">Vector </text:span><text:span text:style-name="style75">ba</text:span><text:span text:style-name="style74">=(</text:span><text:span text:style-name="style75">b</text:span><text:span text:style-name="style74">-</text:span><text:span text:style-name="style75">a</text:span><text:span text:style-name="style74">)/(</text:span><text:span text:style-name="style75">b</text:span><text:span text:style-name="style74">.</text:span><text:span text:style-name="style75">y</text:span><text:span text:style-name="style74">-</text:span><text:span text:style-name="style75">a</text:span><text:span text:style-name="style74">.</text:span><text:span text:style-name="style75">y</text:span><text:span text:style-name="style74">),</text:span><text:span text:style-name="style75">cb</text:span><text:span text:style-name="style74">=(</text:span><text:span text:style-name="style75">c</text:span><text:span text:style-name="style74">-</text:span><text:span text:style-name="style75">b</text:span><text:span text:style-name="style74">)/(</text:span><text:span text:style-name="style75">c</text:span><text:span text:style-name="style74">.</text:span><text:span text:style-name="style75">y</text:span><text:span text:style-name="style74">-</text:span><text:span text:style-name="style75">b</text:span><text:span text:style-name="style74">.</text:span><text:span text:style-name="style75">y</text:span><text:span text:style-name="style74">);</text:span></text:h>
      <text:h text:style-name="Default">58<text:s text:c="2"/><text:s text:c="7"/><text:span text:style-name="style69">return </text:span><text:span text:style-name="style75">a </text:span><text:span text:style-name="style74">+ </text:span><text:span text:style-name="style75">ba</text:span><text:span text:style-name="style74">*(</text:span><text:span text:style-name="style75">y</text:span><text:span text:style-name="style74">-</text:span><text:span text:style-name="style75">a</text:span><text:span text:style-name="style74">.</text:span><text:span text:style-name="style75">y</text:span><text:span text:style-name="style74">) + (</text:span><text:span text:style-name="style75">cb</text:span><text:span text:style-name="style74">-</text:span><text:span text:style-name="style75">ba</text:span><text:span text:style-name="style74">)*((</text:span><text:span text:style-name="style75">y</text:span><text:span text:style-name="style74">-</text:span><text:span text:style-name="style75">a</text:span><text:span text:style-name="style74">.</text:span><text:span text:style-name="style75">y</text:span><text:span text:style-name="style74">)*(</text:span><text:span text:style-name="style75">y</text:span><text:span text:style-name="style74">-</text:span><text:span text:style-name="style75">b</text:span><text:span text:style-name="style74">.</text:span><text:span text:style-name="style75">y</text:span><text:span text:style-name="style74">)/(</text:span><text:span text:style-name="style75">c</text:span><text:span text:style-name="style74">.</text:span><text:span text:style-name="style75">y</text:span><text:span text:style-name="style74">-</text:span><text:span text:style-name="style75">a</text:span><text:span text:style-name="style74">.</text:span><text:span text:style-name="style75">y</text:span><text:span text:style-name="style74">));</text:span></text:h>
      <text:h text:style-name="Default">59<text:s text:c="2"/><text:span text:style-name="style74">}</text:span></text:h>
      <text:h text:style-name="Default">60<text:s text:c="2"/><text:span text:style-name="style9">#endif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